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emperature(t-1)</text:p>
          </table:table-cell>
          <table:table-cell table:style-name="ce1" office:value-type="string" calcext:value-type="string">
            <text:p>rain(t-1)</text:p>
          </table:table-cell>
          <table:table-cell table:style-name="ce1" office:value-type="string" calcext:value-type="string">
            <text:p>GDPpcapita(t-1)</text:p>
          </table:table-cell>
          <table:table-cell table:style-name="ce1" office:value-type="string" calcext:value-type="string">
            <text:p>pricecoal(t-1)</text:p>
          </table:table-cell>
          <table:table-cell table:style-name="ce1" office:value-type="string" calcext:value-type="string">
            <text:p>priceoil(t-1)</text:p>
          </table:table-cell>
          <table:table-cell table:style-name="ce1" office:value-type="string" calcext:value-type="string">
            <text:p>pricegas(t-1)</text:p>
          </table:table-cell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renewable</text:p>
          </table:table-cell>
          <table:table-cell office:value-type="string" calcext:value-type="string">
            <text:p>śum</text:p>
          </table:table-cell>
          <table:table-cell table:number-columns-repeated="101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26.3" calcext:value-type="float">
            <text:p>726.3</text:p>
          </table:table-cell>
          <table:table-cell table:style-name="ce1" office:value-type="float" office:value="24002.52468429" calcext:value-type="float">
            <text:p>24002.5246842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176022639747875" calcext:value-type="float">
            <text:p>0.176022639747875</text:p>
          </table:table-cell>
          <table:table-cell table:style-name="ce1" office:value-type="float" office:value="0.45490626458289" calcext:value-type="float">
            <text:p>0.45490626458289</text:p>
          </table:table-cell>
          <table:table-cell table:style-name="ce1" office:value-type="float" office:value="0.325692106758947" calcext:value-type="float">
            <text:p>0.325692106758947</text:p>
          </table:table-cell>
          <table:table-cell table:style-name="ce1" office:value-type="float" office:value="0.00665846951990535" calcext:value-type="float">
            <text:p>0.006658469519905</text:p>
          </table:table-cell>
          <table:table-cell table:style-name="ce1" office:value-type="float" office:value="0.0367205193903825" calcext:value-type="float">
            <text:p>0.036720519390383</text:p>
          </table:table-cell>
          <table:table-cell table:formula="of:=SUM([.H2:.L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47.7" calcext:value-type="float">
            <text:p>747.7</text:p>
          </table:table-cell>
          <table:table-cell table:style-name="ce1" office:value-type="float" office:value="25044.0279821479" calcext:value-type="float">
            <text:p>25044.027982147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173670133358321" calcext:value-type="float">
            <text:p>0.173670133358321</text:p>
          </table:table-cell>
          <table:table-cell table:style-name="ce1" office:value-type="float" office:value="0.467171913475486" calcext:value-type="float">
            <text:p>0.467171913475486</text:p>
          </table:table-cell>
          <table:table-cell table:style-name="ce1" office:value-type="float" office:value="0.313205353636132" calcext:value-type="float">
            <text:p>0.313205353636132</text:p>
          </table:table-cell>
          <table:table-cell table:style-name="ce1" office:value-type="float" office:value="0.00904281626861299" calcext:value-type="float">
            <text:p>0.009042816268613</text:p>
          </table:table-cell>
          <table:table-cell table:style-name="ce1" office:value-type="float" office:value="0.0369097832614475" calcext:value-type="float">
            <text:p>0.036909783261448</text:p>
          </table:table-cell>
          <table:table-cell table:formula="of:=SUM([.H3:.L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15.9" calcext:value-type="float">
            <text:p>815.9</text:p>
          </table:table-cell>
          <table:table-cell table:style-name="ce1" office:value-type="float" office:value="26232.3860992157" calcext:value-type="float">
            <text:p>26232.3860992157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17993001532039" calcext:value-type="float">
            <text:p>0.17993001532039</text:p>
          </table:table-cell>
          <table:table-cell table:style-name="ce1" office:value-type="float" office:value="0.472887975990983" calcext:value-type="float">
            <text:p>0.472887975990983</text:p>
          </table:table-cell>
          <table:table-cell table:style-name="ce1" office:value-type="float" office:value="0.297628520230523" calcext:value-type="float">
            <text:p>0.297628520230523</text:p>
          </table:table-cell>
          <table:table-cell table:style-name="ce1" office:value-type="float" office:value="0.0134420567231531" calcext:value-type="float">
            <text:p>0.013442056723153</text:p>
          </table:table-cell>
          <table:table-cell table:style-name="ce1" office:value-type="float" office:value="0.0361114317349509" calcext:value-type="float">
            <text:p>0.036111431734951</text:p>
          </table:table-cell>
          <table:table-cell table:formula="of:=SUM([.H4:.L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30.3" calcext:value-type="float">
            <text:p>730.3</text:p>
          </table:table-cell>
          <table:table-cell table:style-name="ce1" office:value-type="float" office:value="25867.5011848401" calcext:value-type="float">
            <text:p>25867.501184840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184607572486723" calcext:value-type="float">
            <text:p>0.184607572486723</text:p>
          </table:table-cell>
          <table:table-cell table:style-name="ce1" office:value-type="float" office:value="0.462347159943131" calcext:value-type="float">
            <text:p>0.462347159943131</text:p>
          </table:table-cell>
          <table:table-cell table:style-name="ce1" office:value-type="float" office:value="0.295217883237905" calcext:value-type="float">
            <text:p>0.295217883237905</text:p>
          </table:table-cell>
          <table:table-cell table:style-name="ce1" office:value-type="float" office:value="0.018693002299075" calcext:value-type="float">
            <text:p>0.018693002299075</text:p>
          </table:table-cell>
          <table:table-cell table:style-name="ce1" office:value-type="float" office:value="0.0391343820331665" calcext:value-type="float">
            <text:p>0.039134382033167</text:p>
          </table:table-cell>
          <table:table-cell table:formula="of:=SUM([.H5:.L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79.2" calcext:value-type="float">
            <text:p>779.2</text:p>
          </table:table-cell>
          <table:table-cell table:style-name="ce1" office:value-type="float" office:value="25591.6485574511" calcext:value-type="float">
            <text:p>25591.6485574511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.185418985944843" calcext:value-type="float">
            <text:p>0.185418985944843</text:p>
          </table:table-cell>
          <table:table-cell table:style-name="ce1" office:value-type="float" office:value="0.469205659698877" calcext:value-type="float">
            <text:p>0.469205659698877</text:p>
          </table:table-cell>
          <table:table-cell table:style-name="ce1" office:value-type="float" office:value="0.276654457794698" calcext:value-type="float">
            <text:p>0.276654457794698</text:p>
          </table:table-cell>
          <table:table-cell table:style-name="ce1" office:value-type="float" office:value="0.0289315941696776" calcext:value-type="float">
            <text:p>0.028931594169678</text:p>
          </table:table-cell>
          <table:table-cell table:style-name="ce1" office:value-type="float" office:value="0.0397893023919048" calcext:value-type="float">
            <text:p>0.039789302391905</text:p>
          </table:table-cell>
          <table:table-cell table:formula="of:=SUM([.H6:.L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646.9" calcext:value-type="float">
            <text:p>646.9</text:p>
          </table:table-cell>
          <table:table-cell table:style-name="ce1" office:value-type="float" office:value="26717.9280104978" calcext:value-type="float">
            <text:p>26717.9280104978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193320305636988" calcext:value-type="float">
            <text:p>0.193320305636988</text:p>
          </table:table-cell>
          <table:table-cell table:style-name="ce1" office:value-type="float" office:value="0.471428445865123" calcext:value-type="float">
            <text:p>0.471428445865123</text:p>
          </table:table-cell>
          <table:table-cell table:style-name="ce1" office:value-type="float" office:value="0.265724858473808" calcext:value-type="float">
            <text:p>0.265724858473808</text:p>
          </table:table-cell>
          <table:table-cell table:style-name="ce1" office:value-type="float" office:value="0.0299028894065797" calcext:value-type="float">
            <text:p>0.02990288940658</text:p>
          </table:table-cell>
          <table:table-cell table:style-name="ce1" office:value-type="float" office:value="0.0396235006175003" calcext:value-type="float">
            <text:p>0.0396235006175</text:p>
          </table:table-cell>
          <table:table-cell table:formula="of:=SUM([.H7:.L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729.3" calcext:value-type="float">
            <text:p>729.3</text:p>
          </table:table-cell>
          <table:table-cell table:style-name="ce1" office:value-type="float" office:value="27694.5240847619" calcext:value-type="float">
            <text:p>27694.5240847619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0.18809516999083" calcext:value-type="float">
            <text:p>0.18809516999083</text:p>
          </table:table-cell>
          <table:table-cell table:style-name="ce1" office:value-type="float" office:value="0.488744547842579" calcext:value-type="float">
            <text:p>0.488744547842579</text:p>
          </table:table-cell>
          <table:table-cell table:style-name="ce1" office:value-type="float" office:value="0.248136022284341" calcext:value-type="float">
            <text:p>0.248136022284341</text:p>
          </table:table-cell>
          <table:table-cell table:style-name="ce1" office:value-type="float" office:value="0.0380100582032163" calcext:value-type="float">
            <text:p>0.038010058203216</text:p>
          </table:table-cell>
          <table:table-cell table:style-name="ce1" office:value-type="float" office:value="0.0370142016790346" calcext:value-type="float">
            <text:p>0.037014201679035</text:p>
          </table:table-cell>
          <table:table-cell table:formula="of:=SUM([.H8:.L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28953.0889294991" calcext:value-type="float">
            <text:p>28953.0889294991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0.190147570839817" calcext:value-type="float">
            <text:p>0.190147570839817</text:p>
          </table:table-cell>
          <table:table-cell table:style-name="ce1" office:value-type="float" office:value="0.483206489554756" calcext:value-type="float">
            <text:p>0.483206489554756</text:p>
          </table:table-cell>
          <table:table-cell table:style-name="ce1" office:value-type="float" office:value="0.244904285235043" calcext:value-type="float">
            <text:p>0.244904285235043</text:p>
          </table:table-cell>
          <table:table-cell table:style-name="ce1" office:value-type="float" office:value="0.0406878585657666" calcext:value-type="float">
            <text:p>0.040687858565767</text:p>
          </table:table-cell>
          <table:table-cell table:style-name="ce1" office:value-type="float" office:value="0.0410537958046174" calcext:value-type="float">
            <text:p>0.041053795804618</text:p>
          </table:table-cell>
          <table:table-cell table:formula="of:=SUM([.H9:.L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88.8" calcext:value-type="float">
            <text:p>788.8</text:p>
          </table:table-cell>
          <table:table-cell table:style-name="ce1" office:value-type="float" office:value="29585.7989726857" calcext:value-type="float">
            <text:p>29585.7989726857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5.23" calcext:value-type="float">
            <text:p>5.23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float" office:value="0.19608311832141" calcext:value-type="float">
            <text:p>0.19608311832141</text:p>
          </table:table-cell>
          <table:table-cell table:style-name="ce1" office:value-type="float" office:value="0.468322790857924" calcext:value-type="float">
            <text:p>0.468322790857924</text:p>
          </table:table-cell>
          <table:table-cell table:style-name="ce1" office:value-type="float" office:value="0.254857856964214" calcext:value-type="float">
            <text:p>0.254857856964214</text:p>
          </table:table-cell>
          <table:table-cell table:style-name="ce1" office:value-type="float" office:value="0.0376615502555854" calcext:value-type="float">
            <text:p>0.037661550255585</text:p>
          </table:table-cell>
          <table:table-cell table:style-name="ce1" office:value-type="float" office:value="0.0430746836008663" calcext:value-type="float">
            <text:p>0.043074683600866</text:p>
          </table:table-cell>
          <table:table-cell table:formula="of:=SUM([.H10:.L1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95.5" calcext:value-type="float">
            <text:p>695.5</text:p>
          </table:table-cell>
          <table:table-cell table:style-name="ce1" office:value-type="float" office:value="29219.6692436399" calcext:value-type="float">
            <text:p>29219.6692436399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0.208742964877646" calcext:value-type="float">
            <text:p>0.208742964877646</text:p>
          </table:table-cell>
          <table:table-cell table:style-name="ce1" office:value-type="float" office:value="0.442153690784282" calcext:value-type="float">
            <text:p>0.442153690784282</text:p>
          </table:table-cell>
          <table:table-cell table:style-name="ce1" office:value-type="float" office:value="0.26452968792125" calcext:value-type="float">
            <text:p>0.26452968792125</text:p>
          </table:table-cell>
          <table:table-cell table:style-name="ce1" office:value-type="float" office:value="0.0384873794147671" calcext:value-type="float">
            <text:p>0.038487379414767</text:p>
          </table:table-cell>
          <table:table-cell table:style-name="ce1" office:value-type="float" office:value="0.0460862770020547" calcext:value-type="float">
            <text:p>0.046086277002055</text:p>
          </table:table-cell>
          <table:table-cell table:formula="of:=SUM([.H11:.L1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29682.9364151653" calcext:value-type="float">
            <text:p>29682.9364151653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8.68" calcext:value-type="float">
            <text:p>8.68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0.220480301973494" calcext:value-type="float">
            <text:p>0.220480301973494</text:p>
          </table:table-cell>
          <table:table-cell table:style-name="ce1" office:value-type="float" office:value="0.425121146857079" calcext:value-type="float">
            <text:p>0.425121146857079</text:p>
          </table:table-cell>
          <table:table-cell table:style-name="ce1" office:value-type="float" office:value="0.264180651393048" calcext:value-type="float">
            <text:p>0.264180651393048</text:p>
          </table:table-cell>
          <table:table-cell table:style-name="ce1" office:value-type="float" office:value="0.0429924523549639" calcext:value-type="float">
            <text:p>0.042992452354964</text:p>
          </table:table-cell>
          <table:table-cell table:style-name="ce1" office:value-type="float" office:value="0.0472254474214141" calcext:value-type="float">
            <text:p>0.047225447421414</text:p>
          </table:table-cell>
          <table:table-cell table:formula="of:=SUM([.H12:.L1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11.9" calcext:value-type="float">
            <text:p>811.9</text:p>
          </table:table-cell>
          <table:table-cell table:style-name="ce1" office:value-type="float" office:value="28811.1471922025" calcext:value-type="float">
            <text:p>28811.1471922025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0.220620641559215" calcext:value-type="float">
            <text:p>0.220620641559215</text:p>
          </table:table-cell>
          <table:table-cell table:style-name="ce1" office:value-type="float" office:value="0.42504153352166" calcext:value-type="float">
            <text:p>0.42504153352166</text:p>
          </table:table-cell>
          <table:table-cell table:style-name="ce1" office:value-type="float" office:value="0.256120994256939" calcext:value-type="float">
            <text:p>0.256120994256939</text:p>
          </table:table-cell>
          <table:table-cell table:style-name="ce1" office:value-type="float" office:value="0.0465199550077501" calcext:value-type="float">
            <text:p>0.04651995500775</text:p>
          </table:table-cell>
          <table:table-cell table:style-name="ce1" office:value-type="float" office:value="0.0516968756544361" calcext:value-type="float">
            <text:p>0.051696875654436</text:p>
          </table:table-cell>
          <table:table-cell table:formula="of:=SUM([.H13:.L1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26.7" calcext:value-type="float">
            <text:p>826.7</text:p>
          </table:table-cell>
          <table:table-cell table:style-name="ce1" office:value-type="float" office:value="29841.9206469919" calcext:value-type="float">
            <text:p>29841.920646991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4.72" calcext:value-type="float">
            <text:p>4.72</text:p>
          </table:table-cell>
          <table:table-cell table:style-name="ce1" office:value-type="float" office:value="0.230799437190839" calcext:value-type="float">
            <text:p>0.230799437190839</text:p>
          </table:table-cell>
          <table:table-cell table:style-name="ce1" office:value-type="float" office:value="0.422514946121441" calcext:value-type="float">
            <text:p>0.422514946121441</text:p>
          </table:table-cell>
          <table:table-cell table:style-name="ce1" office:value-type="float" office:value="0.24285407978251" calcext:value-type="float">
            <text:p>0.24285407978251</text:p>
          </table:table-cell>
          <table:table-cell table:style-name="ce1" office:value-type="float" office:value="0.048287706672783" calcext:value-type="float">
            <text:p>0.048287706672783</text:p>
          </table:table-cell>
          <table:table-cell table:style-name="ce1" office:value-type="float" office:value="0.0555438302324264" calcext:value-type="float">
            <text:p>0.055543830232426</text:p>
          </table:table-cell>
          <table:table-cell table:formula="of:=SUM([.H14:.L1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47.1" calcext:value-type="float">
            <text:p>747.1</text:p>
          </table:table-cell>
          <table:table-cell table:style-name="ce1" office:value-type="float" office:value="31687.3812256253" calcext:value-type="float">
            <text:p>31687.381225625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0.233698457701791" calcext:value-type="float">
            <text:p>0.233698457701791</text:p>
          </table:table-cell>
          <table:table-cell table:style-name="ce1" office:value-type="float" office:value="0.416113025147054" calcext:value-type="float">
            <text:p>0.416113025147054</text:p>
          </table:table-cell>
          <table:table-cell table:style-name="ce1" office:value-type="float" office:value="0.240929773991016" calcext:value-type="float">
            <text:p>0.240929773991016</text:p>
          </table:table-cell>
          <table:table-cell table:style-name="ce1" office:value-type="float" office:value="0.0516615551848062" calcext:value-type="float">
            <text:p>0.051661555184806</text:p>
          </table:table-cell>
          <table:table-cell table:style-name="ce1" office:value-type="float" office:value="0.0575971879753323" calcext:value-type="float">
            <text:p>0.057597187975332</text:p>
          </table:table-cell>
          <table:table-cell table:formula="of:=SUM([.H15:.L1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732.9" calcext:value-type="float">
            <text:p>732.9</text:p>
          </table:table-cell>
          <table:table-cell table:style-name="ce1" office:value-type="float" office:value="32711.5898793243" calcext:value-type="float">
            <text:p>32711.5898793243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0.240207471610166" calcext:value-type="float">
            <text:p>0.240207471610166</text:p>
          </table:table-cell>
          <table:table-cell table:style-name="ce1" office:value-type="float" office:value="0.412018649416894" calcext:value-type="float">
            <text:p>0.412018649416894</text:p>
          </table:table-cell>
          <table:table-cell table:style-name="ce1" office:value-type="float" office:value="0.232546155217915" calcext:value-type="float">
            <text:p>0.232546155217915</text:p>
          </table:table-cell>
          <table:table-cell table:style-name="ce1" office:value-type="float" office:value="0.0598652261146086" calcext:value-type="float">
            <text:p>0.059865226114609</text:p>
          </table:table-cell>
          <table:table-cell table:style-name="ce1" office:value-type="float" office:value="0.0553624976404174" calcext:value-type="float">
            <text:p>0.055362497640418</text:p>
          </table:table-cell>
          <table:table-cell table:formula="of:=SUM([.H16:.L1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58.7" calcext:value-type="float">
            <text:p>758.7</text:p>
          </table:table-cell>
          <table:table-cell table:style-name="ce1" office:value-type="float" office:value="33518.03437487" calcext:value-type="float">
            <text:p>33518.0343748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0.233258276309578" calcext:value-type="float">
            <text:p>0.233258276309578</text:p>
          </table:table-cell>
          <table:table-cell table:style-name="ce1" office:value-type="float" office:value="0.425463194762706" calcext:value-type="float">
            <text:p>0.425463194762706</text:p>
          </table:table-cell>
          <table:table-cell table:style-name="ce1" office:value-type="float" office:value="0.219375311527063" calcext:value-type="float">
            <text:p>0.219375311527063</text:p>
          </table:table-cell>
          <table:table-cell table:style-name="ce1" office:value-type="float" office:value="0.0646858789586178" calcext:value-type="float">
            <text:p>0.064685878958618</text:p>
          </table:table-cell>
          <table:table-cell table:style-name="ce1" office:value-type="float" office:value="0.0572173384420336" calcext:value-type="float">
            <text:p>0.057217338442034</text:p>
          </table:table-cell>
          <table:table-cell table:formula="of:=SUM([.H17:.L1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16.6" calcext:value-type="float">
            <text:p>716.6</text:p>
          </table:table-cell>
          <table:table-cell table:style-name="ce1" office:value-type="float" office:value="34330.9767082837" calcext:value-type="float">
            <text:p>34330.9767082837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0.236912262985078" calcext:value-type="float">
            <text:p>0.236912262985078</text:p>
          </table:table-cell>
          <table:table-cell table:style-name="ce1" office:value-type="float" office:value="0.416721543023015" calcext:value-type="float">
            <text:p>0.416721543023015</text:p>
          </table:table-cell>
          <table:table-cell table:style-name="ce1" office:value-type="float" office:value="0.222033907292042" calcext:value-type="float">
            <text:p>0.222033907292042</text:p>
          </table:table-cell>
          <table:table-cell table:style-name="ce1" office:value-type="float" office:value="0.0682472078575993" calcext:value-type="float">
            <text:p>0.068247207857599</text:p>
          </table:table-cell>
          <table:table-cell table:style-name="ce1" office:value-type="float" office:value="0.0560850788422657" calcext:value-type="float">
            <text:p>0.056085078842266</text:p>
          </table:table-cell>
          <table:table-cell table:formula="of:=SUM([.H18:.L1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652.4" calcext:value-type="float">
            <text:p>652.4</text:p>
          </table:table-cell>
          <table:table-cell table:style-name="ce1" office:value-type="float" office:value="35400.8587296574" calcext:value-type="float">
            <text:p>35400.8587296574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0.236745060724167" calcext:value-type="float">
            <text:p>0.236745060724167</text:p>
          </table:table-cell>
          <table:table-cell table:style-name="ce1" office:value-type="float" office:value="0.413407977683674" calcext:value-type="float">
            <text:p>0.413407977683674</text:p>
          </table:table-cell>
          <table:table-cell table:style-name="ce1" office:value-type="float" office:value="0.221860732910098" calcext:value-type="float">
            <text:p>0.221860732910098</text:p>
          </table:table-cell>
          <table:table-cell table:style-name="ce1" office:value-type="float" office:value="0.0759563361636983" calcext:value-type="float">
            <text:p>0.075956336163698</text:p>
          </table:table-cell>
          <table:table-cell table:style-name="ce1" office:value-type="float" office:value="0.052029892518363" calcext:value-type="float">
            <text:p>0.052029892518363</text:p>
          </table:table-cell>
          <table:table-cell table:formula="of:=SUM([.H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19.3" calcext:value-type="float">
            <text:p>719.3</text:p>
          </table:table-cell>
          <table:table-cell table:style-name="ce1" office:value-type="float" office:value="36320.9719774198" calcext:value-type="float">
            <text:p>36320.9719774198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0.235906863071219" calcext:value-type="float">
            <text:p>0.235906863071219</text:p>
          </table:table-cell>
          <table:table-cell table:style-name="ce1" office:value-type="float" office:value="0.407403502431755" calcext:value-type="float">
            <text:p>0.407403502431755</text:p>
          </table:table-cell>
          <table:table-cell table:style-name="ce1" office:value-type="float" office:value="0.228044812000402" calcext:value-type="float">
            <text:p>0.228044812000402</text:p>
          </table:table-cell>
          <table:table-cell table:style-name="ce1" office:value-type="float" office:value="0.0751301439160513" calcext:value-type="float">
            <text:p>0.075130143916051</text:p>
          </table:table-cell>
          <table:table-cell table:style-name="ce1" office:value-type="float" office:value="0.0535146785805726" calcext:value-type="float">
            <text:p>0.053514678580573</text:p>
          </table:table-cell>
          <table:table-cell table:formula="of:=SUM([.H20:.L2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82.9" calcext:value-type="float">
            <text:p>782.9</text:p>
          </table:table-cell>
          <table:table-cell table:style-name="ce1" office:value-type="float" office:value="36621.1081677947" calcext:value-type="float">
            <text:p>36621.1081677947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7.54" calcext:value-type="float">
            <text:p>7.54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0.240356203407173" calcext:value-type="float">
            <text:p>0.240356203407173</text:p>
          </table:table-cell>
          <table:table-cell table:style-name="ce1" office:value-type="float" office:value="0.395242773890801" calcext:value-type="float">
            <text:p>0.395242773890801</text:p>
          </table:table-cell>
          <table:table-cell table:style-name="ce1" office:value-type="float" office:value="0.228856269930115" calcext:value-type="float">
            <text:p>0.228856269930115</text:p>
          </table:table-cell>
          <table:table-cell table:style-name="ce1" office:value-type="float" office:value="0.0832343224234307" calcext:value-type="float">
            <text:p>0.083234322423431</text:p>
          </table:table-cell>
          <table:table-cell table:style-name="ce1" office:value-type="float" office:value="0.0523104303484794" calcext:value-type="float">
            <text:p>0.05231043034848</text:p>
          </table:table-cell>
          <table:table-cell table:formula="of:=SUM([.H21:.L2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36217.2959122857" calcext:value-type="float">
            <text:p>36217.2959122857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7.26" calcext:value-type="float">
            <text:p>7.26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0.235887256648013" calcext:value-type="float">
            <text:p>0.235887256648013</text:p>
          </table:table-cell>
          <table:table-cell table:style-name="ce1" office:value-type="float" office:value="0.384201456150356" calcext:value-type="float">
            <text:p>0.384201456150356</text:p>
          </table:table-cell>
          <table:table-cell table:style-name="ce1" office:value-type="float" office:value="0.237709698830674" calcext:value-type="float">
            <text:p>0.237709698830674</text:p>
          </table:table-cell>
          <table:table-cell table:style-name="ce1" office:value-type="float" office:value="0.0877467880690911" calcext:value-type="float">
            <text:p>0.087746788069091</text:p>
          </table:table-cell>
          <table:table-cell table:style-name="ce1" office:value-type="float" office:value="0.0544548003018656" calcext:value-type="float">
            <text:p>0.054454800301866</text:p>
          </table:table-cell>
          <table:table-cell table:formula="of:=SUM([.H22:.L2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59.7" calcext:value-type="float">
            <text:p>759.7</text:p>
          </table:table-cell>
          <table:table-cell table:style-name="ce1" office:value-type="float" office:value="37121.4012476982" calcext:value-type="float">
            <text:p>37121.4012476982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3.83" calcext:value-type="float">
            <text:p>3.83</text:p>
          </table:table-cell>
          <table:table-cell table:style-name="ce1" office:value-type="float" office:value="0.234695270294137" calcext:value-type="float">
            <text:p>0.234695270294137</text:p>
          </table:table-cell>
          <table:table-cell table:style-name="ce1" office:value-type="float" office:value="0.384442464226764" calcext:value-type="float">
            <text:p>0.384442464226764</text:p>
          </table:table-cell>
          <table:table-cell table:style-name="ce1" office:value-type="float" office:value="0.237672193751392" calcext:value-type="float">
            <text:p>0.237672193751392</text:p>
          </table:table-cell>
          <table:table-cell table:style-name="ce1" office:value-type="float" office:value="0.0869122809304668" calcext:value-type="float">
            <text:p>0.086912280930467</text:p>
          </table:table-cell>
          <table:table-cell table:style-name="ce1" office:value-type="float" office:value="0.0562777907972395" calcext:value-type="float">
            <text:p>0.05627779079724</text:p>
          </table:table-cell>
          <table:table-cell table:formula="of:=SUM([.H23:.L2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37753.822611071" calcext:value-type="float">
            <text:p>37753.822611071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7.06" calcext:value-type="float">
            <text:p>7.0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236159914388245" calcext:value-type="float">
            <text:p>0.236159914388245</text:p>
          </table:table-cell>
          <table:table-cell table:style-name="ce1" office:value-type="float" office:value="0.385886189909568" calcext:value-type="float">
            <text:p>0.385886189909568</text:p>
          </table:table-cell>
          <table:table-cell table:style-name="ce1" office:value-type="float" office:value="0.240187621152604" calcext:value-type="float">
            <text:p>0.240187621152604</text:p>
          </table:table-cell>
          <table:table-cell table:style-name="ce1" office:value-type="float" office:value="0.0842453980490589" calcext:value-type="float">
            <text:p>0.084245398049059</text:p>
          </table:table-cell>
          <table:table-cell table:style-name="ce1" office:value-type="float" office:value="0.0535208765005243" calcext:value-type="float">
            <text:p>0.053520876500524</text:p>
          </table:table-cell>
          <table:table-cell table:formula="of:=SUM([.H24:.L2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747.2" calcext:value-type="float">
            <text:p>747.2</text:p>
          </table:table-cell>
          <table:table-cell table:style-name="ce1" office:value-type="float" office:value="38861.2213695561" calcext:value-type="float">
            <text:p>38861.2213695561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7.09" calcext:value-type="float">
            <text:p>7.09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0.233492012465348" calcext:value-type="float">
            <text:p>0.233492012465348</text:p>
          </table:table-cell>
          <table:table-cell table:style-name="ce1" office:value-type="float" office:value="0.386496499880212" calcext:value-type="float">
            <text:p>0.386496499880212</text:p>
          </table:table-cell>
          <table:table-cell table:style-name="ce1" office:value-type="float" office:value="0.240751495942995" calcext:value-type="float">
            <text:p>0.240751495942995</text:p>
          </table:table-cell>
          <table:table-cell table:style-name="ce1" office:value-type="float" office:value="0.0868393481183723" calcext:value-type="float">
            <text:p>0.086839348118372</text:p>
          </table:table-cell>
          <table:table-cell table:style-name="ce1" office:value-type="float" office:value="0.0524206435930731" calcext:value-type="float">
            <text:p>0.052420643593073</text:p>
          </table:table-cell>
          <table:table-cell table:formula="of:=SUM([.H25:.L2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761.9" calcext:value-type="float">
            <text:p>761.9</text:p>
          </table:table-cell>
          <table:table-cell table:style-name="ce1" office:value-type="float" office:value="39506.2590956537" calcext:value-type="float">
            <text:p>39506.2590956537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0.229673476239522" calcext:value-type="float">
            <text:p>0.229673476239522</text:p>
          </table:table-cell>
          <table:table-cell table:style-name="ce1" office:value-type="float" office:value="0.380584633332885" calcext:value-type="float">
            <text:p>0.380584633332885</text:p>
          </table:table-cell>
          <table:table-cell table:style-name="ce1" office:value-type="float" office:value="0.245774714908205" calcext:value-type="float">
            <text:p>0.245774714908205</text:p>
          </table:table-cell>
          <table:table-cell table:style-name="ce1" office:value-type="float" office:value="0.0901234233588326" calcext:value-type="float">
            <text:p>0.090123423358833</text:p>
          </table:table-cell>
          <table:table-cell table:style-name="ce1" office:value-type="float" office:value="0.0538437521605545" calcext:value-type="float">
            <text:p>0.053843752160555</text:p>
          </table:table-cell>
          <table:table-cell table:formula="of:=SUM([.H26:.L2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85.3" calcext:value-type="float">
            <text:p>785.3</text:p>
          </table:table-cell>
          <table:table-cell table:style-name="ce1" office:value-type="float" office:value="40517.8765413613" calcext:value-type="float">
            <text:p>40517.8765413613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8.03" calcext:value-type="float">
            <text:p>8.03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0.232942538410163" calcext:value-type="float">
            <text:p>0.232942538410163</text:p>
          </table:table-cell>
          <table:table-cell table:style-name="ce1" office:value-type="float" office:value="0.385076912268966" calcext:value-type="float">
            <text:p>0.385076912268966</text:p>
          </table:table-cell>
          <table:table-cell table:style-name="ce1" office:value-type="float" office:value="0.238405879123505" calcext:value-type="float">
            <text:p>0.238405879123505</text:p>
          </table:table-cell>
          <table:table-cell table:style-name="ce1" office:value-type="float" office:value="0.088336494471183" calcext:value-type="float">
            <text:p>0.088336494471183</text:p>
          </table:table-cell>
          <table:table-cell table:style-name="ce1" office:value-type="float" office:value="0.0552381757261836" calcext:value-type="float">
            <text:p>0.055238175726184</text:p>
          </table:table-cell>
          <table:table-cell table:formula="of:=SUM([.H27:.L2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58.6" calcext:value-type="float">
            <text:p>758.6</text:p>
          </table:table-cell>
          <table:table-cell table:style-name="ce1" office:value-type="float" office:value="41810.8846812349" calcext:value-type="float">
            <text:p>41810.8846812349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float" office:value="0.237258072359969" calcext:value-type="float">
            <text:p>0.237258072359969</text:p>
          </table:table-cell>
          <table:table-cell table:style-name="ce1" office:value-type="float" office:value="0.390733971734648" calcext:value-type="float">
            <text:p>0.390733971734648</text:p>
          </table:table-cell>
          <table:table-cell table:style-name="ce1" office:value-type="float" office:value="0.237760887995655" calcext:value-type="float">
            <text:p>0.237760887995655</text:p>
          </table:table-cell>
          <table:table-cell table:style-name="ce1" office:value-type="float" office:value="0.0814689328253804" calcext:value-type="float">
            <text:p>0.081468932825381</text:p>
          </table:table-cell>
          <table:table-cell table:style-name="ce1" office:value-type="float" office:value="0.0527781350843473" calcext:value-type="float">
            <text:p>0.052778135084347</text:p>
          </table:table-cell>
          <table:table-cell table:formula="of:=SUM([.H28:.L2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804.4" calcext:value-type="float">
            <text:p>804.4</text:p>
          </table:table-cell>
          <table:table-cell table:style-name="ce1" office:value-type="float" office:value="43120.1931597207" calcext:value-type="float">
            <text:p>43120.1931597207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6.66" calcext:value-type="float">
            <text:p>6.66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0.236182800120278" calcext:value-type="float">
            <text:p>0.236182800120278</text:p>
          </table:table-cell>
          <table:table-cell table:style-name="ce1" office:value-type="float" office:value="0.393734480608351" calcext:value-type="float">
            <text:p>0.393734480608351</text:p>
          </table:table-cell>
          <table:table-cell table:style-name="ce1" office:value-type="float" office:value="0.231870762613036" calcext:value-type="float">
            <text:p>0.231870762613036</text:p>
          </table:table-cell>
          <table:table-cell table:style-name="ce1" office:value-type="float" office:value="0.0865452742990779" calcext:value-type="float">
            <text:p>0.086545274299078</text:p>
          </table:table-cell>
          <table:table-cell table:style-name="ce1" office:value-type="float" office:value="0.0516666823592575" calcext:value-type="float">
            <text:p>0.051666682359258</text:p>
          </table:table-cell>
          <table:table-cell table:formula="of:=SUM([.H29:.L2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03.4" calcext:value-type="float">
            <text:p>703.4</text:p>
          </table:table-cell>
          <table:table-cell table:style-name="ce1" office:value-type="float" office:value="44591.2783126088" calcext:value-type="float">
            <text:p>44591.2783126088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0.231820499081021" calcext:value-type="float">
            <text:p>0.231820499081021</text:p>
          </table:table-cell>
          <table:table-cell table:style-name="ce1" office:value-type="float" office:value="0.389655782789357" calcext:value-type="float">
            <text:p>0.389655782789357</text:p>
          </table:table-cell>
          <table:table-cell table:style-name="ce1" office:value-type="float" office:value="0.237338394361499" calcext:value-type="float">
            <text:p>0.237338394361499</text:p>
          </table:table-cell>
          <table:table-cell table:style-name="ce1" office:value-type="float" office:value="0.091078771449781" calcext:value-type="float">
            <text:p>0.091078771449781</text:p>
          </table:table-cell>
          <table:table-cell table:style-name="ce1" office:value-type="float" office:value="0.0501065523183419" calcext:value-type="float">
            <text:p>0.050106552318342</text:p>
          </table:table-cell>
          <table:table-cell table:formula="of:=SUM([.H30:.L3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696.5" calcext:value-type="float">
            <text:p>696.5</text:p>
          </table:table-cell>
          <table:table-cell table:style-name="ce1" office:value-type="float" office:value="45893.9606305349" calcext:value-type="float">
            <text:p>45893.9606305349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9.87" calcext:value-type="float">
            <text:p>9.87</text:p>
          </table:table-cell>
          <table:table-cell table:style-name="ce1" office:value-type="float" office:value="5.61" calcext:value-type="float">
            <text:p>5.61</text:p>
          </table:table-cell>
          <table:table-cell table:style-name="ce1" office:value-type="float" office:value="0.235038989304431" calcext:value-type="float">
            <text:p>0.235038989304431</text:p>
          </table:table-cell>
          <table:table-cell table:style-name="ce1" office:value-type="float" office:value="0.383693248969181" calcext:value-type="float">
            <text:p>0.383693248969181</text:p>
          </table:table-cell>
          <table:table-cell table:style-name="ce1" office:value-type="float" office:value="0.241179296731271" calcext:value-type="float">
            <text:p>0.241179296731271</text:p>
          </table:table-cell>
          <table:table-cell table:style-name="ce1" office:value-type="float" office:value="0.0915643166845573" calcext:value-type="float">
            <text:p>0.091564316684557</text:p>
          </table:table-cell>
          <table:table-cell table:style-name="ce1" office:value-type="float" office:value="0.0485241483105592" calcext:value-type="float">
            <text:p>0.048524148310559</text:p>
          </table:table-cell>
          <table:table-cell table:formula="of:=SUM([.H31:.L3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10.5" calcext:value-type="float">
            <text:p>710.5</text:p>
          </table:table-cell>
          <table:table-cell table:style-name="ce1" office:value-type="float" office:value="45865.1027960841" calcext:value-type="float">
            <text:p>45865.1027960841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9.37" calcext:value-type="float">
            <text:p>9.37</text:p>
          </table:table-cell>
          <table:table-cell table:style-name="ce1" office:value-type="float" office:value="6.87" calcext:value-type="float">
            <text:p>6.87</text:p>
          </table:table-cell>
          <table:table-cell table:style-name="ce1" office:value-type="float" office:value="0.236052419758598" calcext:value-type="float">
            <text:p>0.236052419758598</text:p>
          </table:table-cell>
          <table:table-cell table:style-name="ce1" office:value-type="float" office:value="0.397381092193319" calcext:value-type="float">
            <text:p>0.397381092193319</text:p>
          </table:table-cell>
          <table:table-cell table:style-name="ce1" office:value-type="float" office:value="0.230760173401642" calcext:value-type="float">
            <text:p>0.230760173401642</text:p>
          </table:table-cell>
          <table:table-cell table:style-name="ce1" office:value-type="float" office:value="0.0926760834407213" calcext:value-type="float">
            <text:p>0.092676083440721</text:p>
          </table:table-cell>
          <table:table-cell table:style-name="ce1" office:value-type="float" office:value="0.0431302312057192" calcext:value-type="float">
            <text:p>0.043130231205719</text:p>
          </table:table-cell>
          <table:table-cell table:formula="of:=SUM([.H32:.L3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06.1" calcext:value-type="float">
            <text:p>706.1</text:p>
          </table:table-cell>
          <table:table-cell table:style-name="ce1" office:value-type="float" office:value="46241.6571335543" calcext:value-type="float">
            <text:p>46241.657133554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float" office:value="0.236668970892664" calcext:value-type="float">
            <text:p>0.236668970892664</text:p>
          </table:table-cell>
          <table:table-cell table:style-name="ce1" office:value-type="float" office:value="0.389441295586003" calcext:value-type="float">
            <text:p>0.389441295586003</text:p>
          </table:table-cell>
          <table:table-cell table:style-name="ce1" office:value-type="float" office:value="0.237131275879078" calcext:value-type="float">
            <text:p>0.237131275879078</text:p>
          </table:table-cell>
          <table:table-cell table:style-name="ce1" office:value-type="float" office:value="0.093018733388189" calcext:value-type="float">
            <text:p>0.093018733388189</text:p>
          </table:table-cell>
          <table:table-cell table:style-name="ce1" office:value-type="float" office:value="0.0437397242540667" calcext:value-type="float">
            <text:p>0.043739724254067</text:p>
          </table:table-cell>
          <table:table-cell table:formula="of:=SUM([.H33:.L3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37.9" calcext:value-type="float">
            <text:p>737.9</text:p>
          </table:table-cell>
          <table:table-cell table:style-name="ce1" office:value-type="float" office:value="47121.8305090211" calcext:value-type="float">
            <text:p>47121.8305090211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10.33" calcext:value-type="float">
            <text:p>10.33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0.235365678465748" calcext:value-type="float">
            <text:p>0.235365678465748</text:p>
          </table:table-cell>
          <table:table-cell table:style-name="ce1" office:value-type="float" office:value="0.398130318998859" calcext:value-type="float">
            <text:p>0.398130318998859</text:p>
          </table:table-cell>
          <table:table-cell table:style-name="ce1" office:value-type="float" office:value="0.229498511931438" calcext:value-type="float">
            <text:p>0.229498511931438</text:p>
          </table:table-cell>
          <table:table-cell table:style-name="ce1" office:value-type="float" office:value="0.090820377542029" calcext:value-type="float">
            <text:p>0.090820377542029</text:p>
          </table:table-cell>
          <table:table-cell table:style-name="ce1" office:value-type="float" office:value="0.0461851130619255" calcext:value-type="float">
            <text:p>0.046185113061926</text:p>
          </table:table-cell>
          <table:table-cell table:formula="of:=SUM([.H34:.L3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782.4" calcext:value-type="float">
            <text:p>782.4</text:p>
          </table:table-cell>
          <table:table-cell table:style-name="ce1" office:value-type="float" office:value="48486.6658972303" calcext:value-type="float">
            <text:p>48486.6658972303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12.31" calcext:value-type="float">
            <text:p>12.31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0.239502826351747" calcext:value-type="float">
            <text:p>0.239502826351747</text:p>
          </table:table-cell>
          <table:table-cell table:style-name="ce1" office:value-type="float" office:value="0.401205986756651" calcext:value-type="float">
            <text:p>0.401205986756651</text:p>
          </table:table-cell>
          <table:table-cell table:style-name="ce1" office:value-type="float" office:value="0.220897523657832" calcext:value-type="float">
            <text:p>0.220897523657832</text:p>
          </table:table-cell>
          <table:table-cell table:style-name="ce1" office:value-type="float" office:value="0.0918855205204873" calcext:value-type="float">
            <text:p>0.091885520520487</text:p>
          </table:table-cell>
          <table:table-cell table:style-name="ce1" office:value-type="float" office:value="0.0465081427132826" calcext:value-type="float">
            <text:p>0.046508142713283</text:p>
          </table:table-cell>
          <table:table-cell table:formula="of:=SUM([.H35:.L35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34.1" calcext:value-type="float">
            <text:p>734.1</text:p>
          </table:table-cell>
          <table:table-cell table:style-name="ce1" office:value-type="float" office:value="49669.7883753386" calcext:value-type="float">
            <text:p>49669.788375338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5.55" calcext:value-type="float">
            <text:p>15.55</text:p>
          </table:table-cell>
          <table:table-cell table:style-name="ce1" office:value-type="float" office:value="9.92" calcext:value-type="float">
            <text:p>9.92</text:p>
          </table:table-cell>
          <table:table-cell table:style-name="ce1" office:value-type="float" office:value="0.241004341848043" calcext:value-type="float">
            <text:p>0.241004341848043</text:p>
          </table:table-cell>
          <table:table-cell table:style-name="ce1" office:value-type="float" office:value="0.401088870323638" calcext:value-type="float">
            <text:p>0.401088870323638</text:p>
          </table:table-cell>
          <table:table-cell table:style-name="ce1" office:value-type="float" office:value="0.218881636408905" calcext:value-type="float">
            <text:p>0.218881636408905</text:p>
          </table:table-cell>
          <table:table-cell table:style-name="ce1" office:value-type="float" office:value="0.0912009141414106" calcext:value-type="float">
            <text:p>0.091200914141411</text:p>
          </table:table-cell>
          <table:table-cell table:style-name="ce1" office:value-type="float" office:value="0.0478242372780038" calcext:value-type="float">
            <text:p>0.047824237278004</text:p>
          </table:table-cell>
          <table:table-cell table:formula="of:=SUM([.H36:.L3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721.3" calcext:value-type="float">
            <text:p>721.3</text:p>
          </table:table-cell>
          <table:table-cell table:style-name="ce1" office:value-type="float" office:value="50524.8001660601" calcext:value-type="float">
            <text:p>50524.800166060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7.97" calcext:value-type="float">
            <text:p>17.97</text:p>
          </table:table-cell>
          <table:table-cell table:style-name="ce1" office:value-type="float" office:value="9.62" calcext:value-type="float">
            <text:p>9.62</text:p>
          </table:table-cell>
          <table:table-cell table:style-name="ce1" office:value-type="float" office:value="0.239910835672178" calcext:value-type="float">
            <text:p>0.239910835672178</text:p>
          </table:table-cell>
          <table:table-cell table:style-name="ce1" office:value-type="float" office:value="0.398230967721593" calcext:value-type="float">
            <text:p>0.398230967721593</text:p>
          </table:table-cell>
          <table:table-cell table:style-name="ce1" office:value-type="float" office:value="0.218713895576876" calcext:value-type="float">
            <text:p>0.218713895576876</text:p>
          </table:table-cell>
          <table:table-cell table:style-name="ce1" office:value-type="float" office:value="0.0926723536996782" calcext:value-type="float">
            <text:p>0.092672353699678</text:p>
          </table:table-cell>
          <table:table-cell table:style-name="ce1" office:value-type="float" office:value="0.0504719473296737" calcext:value-type="float">
            <text:p>0.050471947329674</text:p>
          </table:table-cell>
          <table:table-cell table:formula="of:=SUM([.H37:.L37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96.8" calcext:value-type="float">
            <text:p>696.8</text:p>
          </table:table-cell>
          <table:table-cell table:style-name="ce1" office:value-type="float" office:value="50946.360736995" calcext:value-type="float">
            <text:p>50946.360736995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19.62" calcext:value-type="float">
            <text:p>19.62</text:p>
          </table:table-cell>
          <table:table-cell table:style-name="ce1" office:value-type="float" office:value="9.31" calcext:value-type="float">
            <text:p>9.31</text:p>
          </table:table-cell>
          <table:table-cell table:style-name="ce1" office:value-type="float" office:value="0.237667692123563" calcext:value-type="float">
            <text:p>0.237667692123563</text:p>
          </table:table-cell>
          <table:table-cell table:style-name="ce1" office:value-type="float" office:value="0.386982426650414" calcext:value-type="float">
            <text:p>0.386982426650414</text:p>
          </table:table-cell>
          <table:table-cell table:style-name="ce1" office:value-type="float" office:value="0.232482711745956" calcext:value-type="float">
            <text:p>0.232482711745956</text:p>
          </table:table-cell>
          <table:table-cell table:style-name="ce1" office:value-type="float" office:value="0.0934029852612649" calcext:value-type="float">
            <text:p>0.093402985261265</text:p>
          </table:table-cell>
          <table:table-cell table:style-name="ce1" office:value-type="float" office:value="0.0494641842188027" calcext:value-type="float">
            <text:p>0.049464184218803</text:p>
          </table:table-cell>
          <table:table-cell table:formula="of:=SUM([.H38:.L38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744.3" calcext:value-type="float">
            <text:p>744.3</text:p>
          </table:table-cell>
          <table:table-cell table:style-name="ce1" office:value-type="float" office:value="50322.7504699815" calcext:value-type="float">
            <text:p>50322.750469981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4.45" calcext:value-type="float">
            <text:p>24.45</text:p>
          </table:table-cell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0.239994863256323" calcext:value-type="float">
            <text:p>0.239994863256323</text:p>
          </table:table-cell>
          <table:table-cell table:style-name="ce1" office:value-type="float" office:value="0.372901778112395" calcext:value-type="float">
            <text:p>0.372901778112395</text:p>
          </table:table-cell>
          <table:table-cell table:style-name="ce1" office:value-type="float" office:value="0.237840125681224" calcext:value-type="float">
            <text:p>0.237840125681224</text:p>
          </table:table-cell>
          <table:table-cell table:style-name="ce1" office:value-type="float" office:value="0.0960035349939522" calcext:value-type="float">
            <text:p>0.096003534993952</text:p>
          </table:table-cell>
          <table:table-cell table:style-name="ce1" office:value-type="float" office:value="0.0532596979561054" calcext:value-type="float">
            <text:p>0.053259697956106</text:p>
          </table:table-cell>
          <table:table-cell table:formula="of:=SUM([.H39:.L39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57.1" calcext:value-type="float">
            <text:p>757.1</text:p>
          </table:table-cell>
          <table:table-cell table:style-name="ce1" office:value-type="float" office:value="48485.1932445921" calcext:value-type="float">
            <text:p>48485.1932445921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0.224497597683375" calcext:value-type="float">
            <text:p>0.224497597683375</text:p>
          </table:table-cell>
          <table:table-cell table:style-name="ce1" office:value-type="float" office:value="0.370545573287082" calcext:value-type="float">
            <text:p>0.370545573287082</text:p>
          </table:table-cell>
          <table:table-cell table:style-name="ce1" office:value-type="float" office:value="0.247639342838087" calcext:value-type="float">
            <text:p>0.247639342838087</text:p>
          </table:table-cell>
          <table:table-cell table:style-name="ce1" office:value-type="float" office:value="0.100077979251166" calcext:value-type="float">
            <text:p>0.100077979251166</text:p>
          </table:table-cell>
          <table:table-cell table:style-name="ce1" office:value-type="float" office:value="0.0572395069402904" calcext:value-type="float">
            <text:p>0.05723950694029</text:p>
          </table:table-cell>
          <table:table-cell table:formula="of:=SUM([.H40:.L40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39.1" calcext:value-type="float">
            <text:p>739.1</text:p>
          </table:table-cell>
          <table:table-cell table:style-name="ce1" office:value-type="float" office:value="49289.6952999" calcext:value-type="float">
            <text:p>49289.6952999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20.85" calcext:value-type="float">
            <text:p>20.85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0.227110256564775" calcext:value-type="float">
            <text:p>0.227110256564775</text:p>
          </table:table-cell>
          <table:table-cell table:style-name="ce1" office:value-type="float" office:value="0.364038243052268" calcext:value-type="float">
            <text:p>0.364038243052268</text:p>
          </table:table-cell>
          <table:table-cell table:style-name="ce1" office:value-type="float" office:value="0.251206851538503" calcext:value-type="float">
            <text:p>0.251206851538503</text:p>
          </table:table-cell>
          <table:table-cell table:style-name="ce1" office:value-type="float" office:value="0.0987941810013321" calcext:value-type="float">
            <text:p>0.098794181001332</text:p>
          </table:table-cell>
          <table:table-cell table:style-name="ce1" office:value-type="float" office:value="0.0588504678431216" calcext:value-type="float">
            <text:p>0.058850467843122</text:p>
          </table:table-cell>
          <table:table-cell table:formula="of:=SUM([.H41:.L41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749.3" calcext:value-type="float">
            <text:p>749.3</text:p>
          </table:table-cell>
          <table:table-cell table:style-name="ce1" office:value-type="float" office:value="49674.8030336198" calcext:value-type="float">
            <text:p>49674.8030336198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6.53" calcext:value-type="float">
            <text:p>26.53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0.219031285633645" calcext:value-type="float">
            <text:p>0.219031285633645</text:p>
          </table:table-cell>
          <table:table-cell table:style-name="ce1" office:value-type="float" office:value="0.359369635782194" calcext:value-type="float">
            <text:p>0.359369635782194</text:p>
          </table:table-cell>
          <table:table-cell table:style-name="ce1" office:value-type="float" office:value="0.259966151409879" calcext:value-type="float">
            <text:p>0.259966151409879</text:p>
          </table:table-cell>
          <table:table-cell table:style-name="ce1" office:value-type="float" office:value="0.0978702624893011" calcext:value-type="float">
            <text:p>0.097870262489301</text:p>
          </table:table-cell>
          <table:table-cell table:style-name="ce1" office:value-type="float" office:value="0.0637626646849814" calcext:value-type="float">
            <text:p>0.063762664684981</text:p>
          </table:table-cell>
          <table:table-cell table:formula="of:=SUM([.H42:.L42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1.9" calcext:value-type="float">
            <text:p>711.9</text:p>
          </table:table-cell>
          <table:table-cell table:style-name="ce1" office:value-type="float" office:value="50393.4941566689" calcext:value-type="float">
            <text:p>50393.4941566689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6.84" calcext:value-type="float">
            <text:p>26.84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0.197423758268353" calcext:value-type="float">
            <text:p>0.197423758268353</text:p>
          </table:table-cell>
          <table:table-cell table:style-name="ce1" office:value-type="float" office:value="0.36248708385609" calcext:value-type="float">
            <text:p>0.36248708385609</text:p>
          </table:table-cell>
          <table:table-cell table:style-name="ce1" office:value-type="float" office:value="0.276247321054898" calcext:value-type="float">
            <text:p>0.276247321054898</text:p>
          </table:table-cell>
          <table:table-cell table:style-name="ce1" office:value-type="float" office:value="0.0969752309700912" calcext:value-type="float">
            <text:p>0.096975230970091</text:p>
          </table:table-cell>
          <table:table-cell table:style-name="ce1" office:value-type="float" office:value="0.0668666058505684" calcext:value-type="float">
            <text:p>0.066866605850569</text:p>
          </table:table-cell>
          <table:table-cell table:formula="of:=SUM([.H43:.L43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2.8" calcext:value-type="float">
            <text:p>782.8</text:p>
          </table:table-cell>
          <table:table-cell table:style-name="ce1" office:value-type="float" office:value="50767.3146919697" calcext:value-type="float">
            <text:p>50767.3146919697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26.23" calcext:value-type="float">
            <text:p>26.23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0.198453283247282" calcext:value-type="float">
            <text:p>0.198453283247282</text:p>
          </table:table-cell>
          <table:table-cell table:style-name="ce1" office:value-type="float" office:value="0.354408512360258" calcext:value-type="float">
            <text:p>0.354408512360258</text:p>
          </table:table-cell>
          <table:table-cell table:style-name="ce1" office:value-type="float" office:value="0.278476033812596" calcext:value-type="float">
            <text:p>0.278476033812596</text:p>
          </table:table-cell>
          <table:table-cell table:style-name="ce1" office:value-type="float" office:value="0.0983781133157657" calcext:value-type="float">
            <text:p>0.098378113315766</text:p>
          </table:table-cell>
          <table:table-cell table:style-name="ce1" office:value-type="float" office:value="0.0702840572640985" calcext:value-type="float">
            <text:p>0.070284057264099</text:p>
          </table:table-cell>
          <table:table-cell table:formula="of:=SUM([.H44:.L44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2.8" calcext:value-type="float">
            <text:p>782.8</text:p>
          </table:table-cell>
          <table:table-cell table:style-name="ce1" office:value-type="float" office:value="51622.9566973199" calcext:value-type="float">
            <text:p>51622.9566973199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25.51" calcext:value-type="float">
            <text:p>25.5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0.195200515406532" calcext:value-type="float">
            <text:p>0.195200515406532</text:p>
          </table:table-cell>
          <table:table-cell table:style-name="ce1" office:value-type="float" office:value="0.353715545261421" calcext:value-type="float">
            <text:p>0.353715545261421</text:p>
          </table:table-cell>
          <table:table-cell table:style-name="ce1" office:value-type="float" office:value="0.282147547306512" calcext:value-type="float">
            <text:p>0.282147547306512</text:p>
          </table:table-cell>
          <table:table-cell table:style-name="ce1" office:value-type="float" office:value="0.0978722260504132" calcext:value-type="float">
            <text:p>0.097872226050413</text:p>
          </table:table-cell>
          <table:table-cell table:style-name="ce1" office:value-type="float" office:value="0.0710641659751208" calcext:value-type="float">
            <text:p>0.071064165975121</text:p>
          </table:table-cell>
          <table:table-cell table:formula="of:=SUM([.H45:.L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0.167973297003015" calcext:value-type="float">
            <text:p>0.167973297003015</text:p>
          </table:table-cell>
          <table:table-cell table:style-name="ce1" office:value-type="float" office:value="0.366811995106257" calcext:value-type="float">
            <text:p>0.366811995106257</text:p>
          </table:table-cell>
          <table:table-cell table:style-name="ce1" office:value-type="float" office:value="0.295152658493166" calcext:value-type="float">
            <text:p>0.295152658493166</text:p>
          </table:table-cell>
          <table:table-cell table:style-name="ce1" office:value-type="float" office:value="0.0994190917686333" calcext:value-type="float">
            <text:p>0.099419091768633</text:p>
          </table:table-cell>
          <table:table-cell table:style-name="ce1" office:value-type="float" office:value="0.0706429576289285" calcext:value-type="float">
            <text:p>0.070642957628929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</meta:initial-creator>
    <meta:creation-date>2018-04-19T08:35:31</meta:creation-date>
    <dc:date>2019-06-02T19:41:57.218563246</dc:date>
    <meta:editing-duration>PT1M39S</meta:editing-duration>
    <meta:editing-cycles>1</meta:editing-cycles>
    <meta:document-statistic meta:table-count="1" meta:cell-count="590" meta:object-count="0"/>
    <meta:generator>LibreOffice/6.0.7.3$Linux_X86_64 LibreOffice_project/00m0$Build-3</meta:generator>
  </office:meta>
</office:document-meta>
</file>